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55fe" officeooo:paragraph-rsid="000c55fe"/>
    </style:style>
    <style:style style:name="P2" style:family="paragraph" style:parent-style-name="Header">
      <style:text-properties officeooo:rsid="000fdf3d" officeooo:paragraph-rsid="000fdf3d"/>
    </style:style>
    <style:style style:name="P3" style:family="paragraph" style:parent-style-name="Heading_20_3">
      <style:text-properties officeooo:paragraph-rsid="00a20cea"/>
    </style:style>
    <style:style style:name="P4" style:family="paragraph" style:parent-style-name="Standard">
      <style:text-properties officeooo:rsid="008b8611" officeooo:paragraph-rsid="008b8611"/>
    </style:style>
    <style:style style:name="P5" style:family="paragraph" style:parent-style-name="Text_20_body">
      <style:text-properties officeooo:paragraph-rsid="0091ac88"/>
    </style:style>
    <style:style style:name="P6" style:family="paragraph" style:parent-style-name="Text_20_body">
      <style:text-properties fo:font-style="normal" officeooo:rsid="00941e27" officeooo:paragraph-rsid="00941e27" style:font-style-asian="normal" style:font-style-complex="normal"/>
    </style:style>
    <style:style style:name="P7" style:family="paragraph" style:parent-style-name="Text_20_body">
      <style:text-properties fo:font-style="normal" officeooo:rsid="0096eb9c" officeooo:paragraph-rsid="0096eb9c" style:font-style-asian="normal" style:font-style-complex="normal"/>
    </style:style>
    <style:style style:name="P8" style:family="paragraph" style:parent-style-name="Text_20_body">
      <style:text-properties fo:font-style="normal" officeooo:rsid="00a4e5f6" officeooo:paragraph-rsid="00a4e5f6" style:font-style-asian="normal" style:font-style-complex="normal"/>
    </style:style>
    <style:style style:name="P9" style:family="paragraph" style:parent-style-name="Text_20_body">
      <style:text-properties fo:font-style="normal" officeooo:rsid="00aa330b" officeooo:paragraph-rsid="00aa330b" style:font-style-asian="normal" style:font-style-complex="normal"/>
    </style:style>
    <style:style style:name="P10" style:family="paragraph" style:parent-style-name="Text_20_body">
      <style:text-properties fo:font-style="normal" officeooo:rsid="00aa7f1a" officeooo:paragraph-rsid="00aa7f1a" style:font-style-asian="normal" style:font-style-complex="normal"/>
    </style:style>
    <style:style style:name="P11" style:family="paragraph" style:parent-style-name="Text_20_body">
      <style:text-properties officeooo:paragraph-rsid="00a20cea"/>
    </style:style>
    <style:style style:name="P12" style:family="paragraph" style:parent-style-name="Text_20_body">
      <style:paragraph-properties fo:text-align="start" style:justify-single-word="false"/>
      <style:text-properties officeooo:rsid="00a33b11" officeooo:paragraph-rsid="00a33b11"/>
    </style:style>
    <style:style style:name="P13" style:family="paragraph" style:parent-style-name="Text_20_body">
      <style:text-properties officeooo:rsid="00af1ad3" officeooo:paragraph-rsid="00af1ad3"/>
    </style:style>
    <style:style style:name="P14" style:family="paragraph" style:parent-style-name="Text_20_body">
      <style:paragraph-properties>
        <style:tab-stops>
          <style:tab-stop style:position="3.4984in"/>
        </style:tab-stops>
      </style:paragraph-properties>
      <style:text-properties officeooo:rsid="00af1ad3" officeooo:paragraph-rsid="00af1ad3"/>
    </style:style>
    <style:style style:name="P15" style:family="paragraph" style:parent-style-name="Text_20_body">
      <style:paragraph-properties>
        <style:tab-stops>
          <style:tab-stop style:position="3.4984in"/>
        </style:tab-stops>
      </style:paragraph-properties>
      <style:text-properties officeooo:rsid="00af1ad3" officeooo:paragraph-rsid="00bb915d"/>
    </style:style>
    <style:style style:name="P16" style:family="paragraph" style:parent-style-name="Text_20_body">
      <style:paragraph-properties>
        <style:tab-stops>
          <style:tab-stop style:position="3.4984in"/>
        </style:tab-stops>
      </style:paragraph-properties>
      <style:text-properties officeooo:rsid="00b39dd8" officeooo:paragraph-rsid="00bb915d"/>
    </style:style>
    <style:style style:name="P17" style:family="paragraph" style:parent-style-name="Text_20_body">
      <style:paragraph-properties>
        <style:tab-stops>
          <style:tab-stop style:position="3.4984in"/>
        </style:tab-stops>
      </style:paragraph-properties>
      <style:text-properties officeooo:rsid="00bc2102" officeooo:paragraph-rsid="00bc2102"/>
    </style:style>
    <style:style style:name="P18" style:family="paragraph" style:parent-style-name="Text_20_body">
      <style:paragraph-properties>
        <style:tab-stops>
          <style:tab-stop style:position="3.4984in"/>
        </style:tab-stops>
      </style:paragraph-properties>
      <style:text-properties officeooo:rsid="00bc94cd" officeooo:paragraph-rsid="00bc94cd"/>
    </style:style>
    <style:style style:name="P19" style:family="paragraph" style:parent-style-name="Text_20_body">
      <style:paragraph-properties>
        <style:tab-stops>
          <style:tab-stop style:position="3.4984in"/>
        </style:tab-stops>
      </style:paragraph-properties>
      <style:text-properties officeooo:rsid="00bdb3f3" officeooo:paragraph-rsid="00bdb3f3"/>
    </style:style>
    <style:style style:name="P20" style:family="paragraph" style:parent-style-name="Text_20_body" style:list-style-name="L3">
      <style:text-properties officeooo:paragraph-rsid="00c6a4a3"/>
    </style:style>
    <style:style style:name="P21" style:family="paragraph" style:parent-style-name="Text_20_body">
      <style:text-properties officeooo:rsid="00c899e6" officeooo:paragraph-rsid="00c899e6"/>
    </style:style>
    <style:style style:name="P22" style:family="paragraph" style:parent-style-name="Text_20_body" style:list-style-name="L4">
      <style:text-properties officeooo:rsid="00c899e6" officeooo:paragraph-rsid="00c899e6"/>
    </style:style>
    <style:style style:name="P23" style:family="paragraph" style:parent-style-name="Text_20_body">
      <style:text-properties officeooo:paragraph-rsid="00c6a4a3"/>
    </style:style>
    <style:style style:name="P24" style:family="paragraph" style:parent-style-name="Text_20_body">
      <style:text-properties officeooo:rsid="00ccc3b9" officeooo:paragraph-rsid="00ccc3b9"/>
    </style:style>
    <style:style style:name="P25" style:family="paragraph" style:parent-style-name="Text_20_body">
      <style:text-properties officeooo:rsid="00ce9c30" officeooo:paragraph-rsid="00d1f9a5"/>
    </style:style>
    <style:style style:name="P26" style:family="paragraph" style:parent-style-name="Text_20_body">
      <style:text-properties officeooo:rsid="00d76a54" officeooo:paragraph-rsid="00d76a54"/>
    </style:style>
    <style:style style:name="P27" style:family="paragraph" style:parent-style-name="Text_20_body">
      <style:text-properties officeooo:rsid="00d76a54" officeooo:paragraph-rsid="00d86dc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officeooo:rsid="00905628" officeooo:paragraph-rsid="00905628"/>
    </style:style>
    <style:style style:name="P30" style:family="paragraph" style:parent-style-name="Heading_20_2">
      <style:text-properties officeooo:paragraph-rsid="0099f659"/>
    </style:style>
    <style:style style:name="T1" style:family="text">
      <style:text-properties officeooo:rsid="000f3f6f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d77d0a" style:font-style-asian="italic" style:font-style-complex="italic"/>
    </style:style>
    <style:style style:name="T5" style:family="text">
      <style:text-properties fo:font-style="italic" officeooo:rsid="00cee090" style:font-style-asian="italic" style:font-style-complex="italic"/>
    </style:style>
    <style:style style:name="T6" style:family="text">
      <style:text-properties fo:font-style="italic" fo:font-weight="bold" officeooo:rsid="00baa67d" style:font-style-asian="italic" style:font-weight-asian="bold" style:font-style-complex="italic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baa67d" style:font-weight-asian="bold" style:font-weight-complex="bold"/>
    </style:style>
    <style:style style:name="T10" style:family="text">
      <style:text-properties officeooo:rsid="0099f659"/>
    </style:style>
    <style:style style:name="T11" style:family="text">
      <style:text-properties officeooo:rsid="009b83a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a60e84" style:font-weight-asian="normal" style:font-weight-complex="normal"/>
    </style:style>
    <style:style style:name="T14" style:family="text">
      <style:text-properties fo:font-weight="normal" officeooo:rsid="00a6d9da" style:font-weight-asian="normal" style:font-weight-complex="normal"/>
    </style:style>
    <style:style style:name="T15" style:family="text">
      <style:text-properties fo:font-weight="normal" officeooo:rsid="00a8ae57" style:font-weight-asian="normal" style:font-weight-complex="normal"/>
    </style:style>
    <style:style style:name="T16" style:family="text">
      <style:text-properties fo:font-weight="normal" officeooo:rsid="00baa67d" style:font-weight-asian="normal" style:font-weight-complex="normal"/>
    </style:style>
    <style:style style:name="T17" style:family="text">
      <style:text-properties officeooo:rsid="00b054de"/>
    </style:style>
    <style:style style:name="T18" style:family="text">
      <style:text-properties officeooo:rsid="00b1e24e"/>
    </style:style>
    <style:style style:name="T19" style:family="text">
      <style:text-properties officeooo:rsid="00b61686"/>
    </style:style>
    <style:style style:name="T20" style:family="text">
      <style:text-properties officeooo:rsid="00baa67d"/>
    </style:style>
    <style:style style:name="T21" style:family="text">
      <style:text-properties officeooo:rsid="00bedde9"/>
    </style:style>
    <style:style style:name="T22" style:family="text">
      <style:text-properties officeooo:rsid="00c6a4a3"/>
    </style:style>
    <style:style style:name="T23" style:family="text">
      <style:text-properties officeooo:rsid="00cd16c0"/>
    </style:style>
    <style:style style:name="T24" style:family="text">
      <style:text-properties officeooo:rsid="00cee090"/>
    </style:style>
    <style:style style:name="T25" style:family="text">
      <style:text-properties officeooo:rsid="00d34ea1"/>
    </style:style>
    <style:style style:name="T26" style:family="text">
      <style:text-properties officeooo:rsid="00d77d0a"/>
    </style:style>
    <style:style style:name="T27" style:family="text">
      <style:text-properties officeooo:rsid="00d86dc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dicates</text:p>
      <text:h text:style-name="Heading_20_1" text:outline-level="1">Definitions</text:h>
      <text:h text:style-name="P29" text:outline-level="2">Predicate</text:h>
      <text:p text:style-name="P5">In <text:a xlink:type="simple" xlink:href="https://en.wikipedia.org/wiki/Mathematical_logic" text:style-name="Internet_20_link" text:visited-style-name="Visited_20_Internet_20_Link">mathematical logic</text:a>, a <text:span text:style-name="T7">predicate</text:span> is commonly understood to be a <text:a xlink:type="simple" xlink:href="https://en.wikipedia.org/wiki/Boolean-valued_function" text:style-name="Internet_20_link" text:visited-style-name="Visited_20_Internet_20_Link">Boolean-valued function</text:a> <text:span text:style-name="T2">P</text:span>: <text:span text:style-name="T2">X</text:span>→ {true, false}, called the predicate on <text:span text:style-name="T2">X</text:span>. </text:p>
      <text:p text:style-name="P5">Informally, a <text:span text:style-name="T7">predicate</text:span> is a statement that may be true or false depending on the values of its variables.<text:bookmark text:name="cite_ref-1"/><text:a xlink:type="simple" xlink:href="https://en.wikipedia.org/wiki/Predicate_%28mathematical_logic%29#cite_note-1" text:style-name="Internet_20_link" text:visited-style-name="Visited_20_Internet_20_Link">[1]</text:a> It can be thought of as an operator or function that returns a value that is either true or false.<text:bookmark text:name="cite_ref-2"/><text:a xlink:type="simple" xlink:href="https://en.wikipedia.org/wiki/Predicate_%28mathematical_logic%29#cite_note-2" text:style-name="Internet_20_link" text:visited-style-name="Visited_20_Internet_20_Link">[2]</text:a> For example, predicates are sometimes used to indicate set membership: when talking about sets, it is sometimes inconvenient or impossible to describe a set by listing all of its elements. Thus, a predicate <text:span text:style-name="T2">P(x)</text:span> will be true or false, depending on whether <text:span text:style-name="T2">x</text:span> belongs to a set. </text:p>
      <text:p text:style-name="P5">For instance, {<text:span text:style-name="T2">x</text:span> | <text:span text:style-name="T2">x</text:span> is a positive integer less than 4} is the set {1,2,3}.</text:p>
      <text:p text:style-name="Text_20_body">If <text:span text:style-name="T2">t</text:span> is an element of the set {<text:span text:style-name="T2">x</text:span> | <text:span text:style-name="T2">P</text:span>(<text:span text:style-name="T2">x</text:span>)}, then the statement <text:span text:style-name="T2">P</text:span>(<text:span text:style-name="T2">t</text:span>) is <text:span text:style-name="T2">true</text:span>.</text:p>
      <text:p text:style-name="P11">Here, <text:span text:style-name="T2">P</text:span>(<text:span text:style-name="T2">x</text:span>) is referred to as the <text:span text:style-name="T2">predicate</text:span>, and <text:span text:style-name="T2">x</text:span> the <text:span text:style-name="T2">subject</text:span> of the <text:a xlink:type="simple" xlink:href="https://en.wikipedia.org/wiki/Proposition" text:style-name="Internet_20_link" text:visited-style-name="Visited_20_Internet_20_Link"><text:span text:style-name="T2">proposition</text:span></text:a>. Sometimes, <text:span text:style-name="T2">P</text:span>(<text:span text:style-name="T2">x</text:span>) is also called a <text:a xlink:type="simple" xlink:href="https://en.wikipedia.org/wiki/Propositional_function" text:style-name="Internet_20_link" text:visited-style-name="Visited_20_Internet_20_Link">propositional function</text:a>, as each choice of x produces a proposition.</text:p>
      <text:h text:style-name="P3" text:outline-level="3">From <text:a xlink:type="simple" xlink:href="https://en.wikipedia.org/wiki/Predicate_(mathematical_logic" text:style-name="Internet_20_link" text:visited-style-name="Visited_20_Internet_20_Link">https://en.wikipedia.org/wiki/Predicate_(mathematical_logic</text:a>) </text:h>
      <text:p text:style-name="P6"/>
      <text:p text:style-name="P8">Predicates can be <text:span text:style-name="T8">always true</text:span><text:span text:style-name="T12"> for all </text:span><text:span text:style-name="T15">possible</text:span><text:span text:style-name="T12"> inputs, </text:span><text:span text:style-name="T8">sometimes true</text:span><text:span text:style-name="T12"> </text:span><text:span text:style-name="T14">given</text:span><text:span text:style-name="T12"> </text:span><text:span text:style-name="T13">certain</text:span><text:span text:style-name="T12"> inputs, or </text:span><text:span text:style-name="T8">never true</text:span><text:span text:style-name="T12"> for all </text:span><text:span text:style-name="T15">possible </text:span><text:span text:style-name="T12">inputs.</text:span></text:p>
      <text:p text:style-name="P9"><text:span text:style-name="T12">For these problems, a </text:span><text:span text:style-name="T8">domain</text:span><text:span text:style-name="T12"> must also be specified.</text:span></text:p>
      <text:p text:style-name="P9"><text:span text:style-name="T12"/></text:p>
      <text:h text:style-name="Heading_20_2" text:outline-level="2">Domain</text:h>
      <text:p text:style-name="Text_20_body">In <text:a xlink:type="simple" xlink:href="https://en.wikipedia.org/wiki/Mathematics" text:style-name="Internet_20_link" text:visited-style-name="Visited_20_Internet_20_Link">mathematics</text:a>, and more specifically in <text:a xlink:type="simple" xlink:href="https://en.wikipedia.org/wiki/Naive_set_theory" text:style-name="Internet_20_link" text:visited-style-name="Visited_20_Internet_20_Link">naive set theory</text:a>, the <text:span text:style-name="T7">domain of definition</text:span> (or simply the <text:span text:style-name="T7">domain</text:span>) of a <text:a xlink:type="simple" xlink:href="https://en.wikipedia.org/wiki/Function_%28mathematics%29" text:style-name="Internet_20_link" text:visited-style-name="Visited_20_Internet_20_Link">function</text:a> is the set of "input" or <text:a xlink:type="simple" xlink:href="https://en.wikipedia.org/wiki/Argument_of_a_function" text:style-name="Internet_20_link" text:visited-style-name="Visited_20_Internet_20_Link">argument</text:a> values for which the function is defined. That is, the function provides an "output" or <text:a xlink:type="simple" xlink:href="https://en.wikipedia.org/wiki/Value_%28mathematics%29" text:style-name="Internet_20_link" text:visited-style-name="Visited_20_Internet_20_Link">value</text:a> for each member of the domain.<text:bookmark text:name="cite_ref-12"/> </text:p>
      <text:h text:style-name="Heading_20_3" text:outline-level="3">From <text:a xlink:type="simple" xlink:href="https://en.wikipedia.org/wiki/Domain_of_a_function" text:style-name="Internet_20_link" text:visited-style-name="Visited_20_Internet_20_Link">https://en.wikipedia.org/wiki/Domain_of_a_function</text:a> </text:h>
      <text:p text:style-name="P10"><text:span text:style-name="T12"/></text:p>
      <text:h text:style-name="P30" text:outline-level="2"><text:soft-page-break/>Existential quantification <text:span text:style-name="T10">∃, “There Exists”</text:span></text:h>
      <text:p text:style-name="Text_20_body">In <text:a xlink:type="simple" xlink:href="https://en.wikipedia.org/wiki/Predicate_logic" text:style-name="Internet_20_link" text:visited-style-name="Visited_20_Internet_20_Link">predicate logic</text:a>, an <text:span text:style-name="T7">existential quantification</text:span> is a type of <text:a xlink:type="simple" xlink:href="https://en.wikipedia.org/wiki/Quantification_%28logic%29" text:style-name="Internet_20_link" text:visited-style-name="Visited_20_Internet_20_Link">quantifier</text:a>, a <text:a xlink:type="simple" xlink:href="https://en.wikipedia.org/wiki/Logical_constant" text:style-name="Internet_20_link" text:visited-style-name="Visited_20_Internet_20_Link">logical constant</text:a> which is <text:a xlink:type="simple" xlink:href="https://en.wikipedia.org/wiki/Interpretation_%28logic%29" text:style-name="Internet_20_link" text:visited-style-name="Visited_20_Internet_20_Link">interpreted</text:a> as "there exists", "there is at least one", or "for some". Some sources use the term <text:span text:style-name="T7">existentialization</text:span> to refer to existential quantification.<text:bookmark text:name="cite_ref-11"/><text:a xlink:type="simple" xlink:href="https://en.wikipedia.org/wiki/Existential_quantification#cite_note-1" text:style-name="Internet_20_link" text:visited-style-name="Visited_20_Internet_20_Link">[1]</text:a> </text:p>
      <text:h text:style-name="Heading_20_3" text:outline-level="3">From <text:a xlink:type="simple" xlink:href="https://en.wikipedia.org/wiki/Existential_quantification" text:style-name="Internet_20_link" text:visited-style-name="Visited_20_Internet_20_Link">https://en.wikipedia.org/wiki/Existential_quantification</text:a> </text:h>
      <text:p text:style-name="P7"/>
      <text:h text:style-name="Heading_20_2" text:outline-level="2">Universal quantification ∀, “<text:span text:style-name="T11">For All”</text:span></text:h>
      <text:p text:style-name="Text_20_body">In <text:a xlink:type="simple" xlink:href="https://en.wikipedia.org/wiki/Predicate_logic" text:style-name="Internet_20_link" text:visited-style-name="Visited_20_Internet_20_Link">predicate logic</text:a>, a <text:span text:style-name="T7">universal quantification</text:span> is a type of <text:a xlink:type="simple" xlink:href="https://en.wikipedia.org/wiki/Quantification_%28logic%29" text:style-name="Internet_20_link" text:visited-style-name="Visited_20_Internet_20_Link">quantifier</text:a>, a <text:a xlink:type="simple" xlink:href="https://en.wikipedia.org/wiki/Logical_constant" text:style-name="Internet_20_link" text:visited-style-name="Visited_20_Internet_20_Link">logical constant</text:a> which is <text:a xlink:type="simple" xlink:href="https://en.wikipedia.org/wiki/Interpretation_%28logic%29" text:style-name="Internet_20_link" text:visited-style-name="Visited_20_Internet_20_Link">interpreted</text:a> as "given any" or "for all". It expresses that a <text:a xlink:type="simple" xlink:href="https://en.wikipedia.org/wiki/Propositional_function" text:style-name="Internet_20_link" text:visited-style-name="Visited_20_Internet_20_Link">propositional function</text:a> can be <text:a xlink:type="simple" xlink:href="https://en.wikipedia.org/wiki/Satisfiability" text:style-name="Internet_20_link" text:visited-style-name="Visited_20_Internet_20_Link">satisfied</text:a> by every <text:a xlink:type="simple" xlink:href="https://en.wikipedia.org/wiki/Element_%28mathematics%29" text:style-name="Internet_20_link" text:visited-style-name="Visited_20_Internet_20_Link">member</text:a> of a <text:a xlink:type="simple" xlink:href="https://en.wikipedia.org/wiki/Domain_of_discourse" text:style-name="Internet_20_link" text:visited-style-name="Visited_20_Internet_20_Link">domain of discourse</text:a>. In other words, it is the <text:a xlink:type="simple" xlink:href="https://en.wikipedia.org/wiki/Predicate_%28mathematical_logic%29" text:style-name="Internet_20_link" text:visited-style-name="Visited_20_Internet_20_Link">predication</text:a> of a <text:a xlink:type="simple" xlink:href="https://en.wikipedia.org/wiki/Property_%28philosophy%29" text:style-name="Internet_20_link" text:visited-style-name="Visited_20_Internet_20_Link">property</text:a> or <text:a xlink:type="simple" xlink:href="https://en.wikipedia.org/wiki/Binary_relation" text:style-name="Internet_20_link" text:visited-style-name="Visited_20_Internet_20_Link">relation</text:a> to every member of the domain. It <text:a xlink:type="simple" xlink:href="https://en.wikipedia.org/wiki/Logical_assertion" text:style-name="Internet_20_link" text:visited-style-name="Visited_20_Internet_20_Link">asserts</text:a> that a predicate within the <text:a xlink:type="simple" xlink:href="https://en.wikipedia.org/wiki/Free_variables_and_bound_variables" text:style-name="Internet_20_link" text:visited-style-name="Visited_20_Internet_20_Link">scope</text:a> of a universal quantifier is true of every <text:a xlink:type="simple" xlink:href="https://en.wikipedia.org/wiki/Valuation_%28logic%29" text:style-name="Internet_20_link" text:visited-style-name="Visited_20_Internet_20_Link">value</text:a> of a <text:a xlink:type="simple" xlink:href="https://en.wikipedia.org/wiki/Predicate_variable" text:style-name="Internet_20_link" text:visited-style-name="Visited_20_Internet_20_Link">predicate variable</text:a>. </text:p>
      <text:h text:style-name="Heading_20_3" text:outline-level="3">From <text:a xlink:type="simple" xlink:href="https://en.wikipedia.org/wiki/Universal_quantification" text:style-name="Internet_20_link" text:visited-style-name="Visited_20_Internet_20_Link">https://en.wikipedia.org/wiki/Universal_quantification</text:a></text:h>
      <text:p text:style-name="P12"/>
      <text:p text:style-name="P12">The symbols ∀ and <text:s/>∃ are <text:span text:style-name="T8">quantifiers</text:span><text:span text:style-name="T12">.</text:span></text:p>
      <text:p text:style-name="P12"><text:span text:style-name="T12"/></text:p>
      <text:h text:style-name="Heading_20_1" text:outline-level="1">Examples</text:h>
      <text:p text:style-name="P13">For the domain D = { 1, 2, 3, 4, 5 }, which inputs make the following predicate<text:span text:style-name="T17">s</text:span> true? <text:span text:style-name="T20">After analyzing these, does is the predicate </text:span><text:span text:style-name="T9">true for all </text:span><text:span text:style-name="T9"><draw:frame draw:style-name="fr1" draw:name="Object5" text:anchor-type="as-char" svg:y="-0.1484in" svg:width="0.4346in" svg:height="0.1839in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9">, or false for all </text:span><text:span text:style-name="T9"><draw:frame draw:style-name="fr1" draw:name="Object6" text:anchor-type="as-char" svg:y="-0.1484in" svg:width="0.4346in" svg:height="0.1839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,</text:span><text:span text:style-name="T16"> or</text:span><text:span text:style-name="T9"> does there exist some </text:span><text:span text:style-name="T6">(at least one)</text:span><text:span text:style-name="T9"> </text:span><text:span text:style-name="T9"><draw:frame draw:style-name="fr1" draw:name="Object7" text:anchor-type="as-char" svg:y="-0.1484in" svg:width="0.4346in" svg:height="0.1839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that makes the predicate true?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<text:span text:style-name="T17">a. </text:span><draw:frame draw:style-name="fr1" draw:name="Object1" text:anchor-type="as-char" svg:y="-0.1484in" svg:width="0.9484in" svg:height="0.1902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17">True for all… <draw:frame draw:style-name="fr1" draw:name="Object8" text:anchor-type="as-char" svg:y="-0.1484in" svg:width="1.0256in" svg:height="0.1902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B1" office:value-type="string">
            <text:p text:style-name="P15"><text:span text:style-name="T18">b.</text:span><text:span text:style-name="T18"><draw:frame draw:style-name="fr1" draw:name="Object2" text:anchor-type="as-char" svg:y="-0.1484in" svg:width="0.9583in" svg:height="0.1909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<text:p text:style-name="P17">True for only Q(1), <draw:frame draw:style-name="fr1" draw:name="Object9" text:anchor-type="as-char" svg:y="-0.1484in" svg:width="0.9902in" svg:height="0.190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6">c. <draw:frame draw:style-name="fr1" draw:name="Object3" text:anchor-type="as-char" svg:y="-0.1484in" svg:width="1.2898in" svg:height="0.190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18">True for <text:span text:style-name="T21">R</text:span>(2) and <text:span text:style-name="T21">R</text:span>(4), <draw:frame draw:style-name="fr1" draw:name="Object10" text:anchor-type="as-char" svg:y="-0.1484in" svg:width="0.9811in" svg:height="0.190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B2" office:value-type="string">
            <text:p text:style-name="P16"><text:span text:style-name="T19">d. </text:span><text:span text:style-name="T19"><draw:frame draw:style-name="fr1" draw:name="Object4" text:anchor-type="as-char" svg:y="-0.1484in" svg:width="1.5161in" svg:height="0.1909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<text:p text:style-name="P19">Not true for any, <draw:frame draw:style-name="fr1" draw:name="Object11" text:anchor-type="as-char" svg:y="-0.1484in" svg:width="1.1819in" svg:height="0.190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19"><draw:frame draw:style-name="fr1" draw:name="Object12" text:anchor-type="as-char" svg:y="-0.1484in" svg:width="1.7083in" svg:height="0.184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</table:table>
      <text:p text:style-name="P13"><text:span text:style-name="T16"/></text:p>
      <text:p text:style-name="P14"/>
      <text:h text:style-name="P28" text:outline-level="1">Negations</text:h>
      <text:p text:style-name="P21">Propositions</text:p>
      <text:list xml:id="list348682394012115839" text:style-name="L4">
        <text:list-item>
          <text:p text:style-name="P22"><draw:frame draw:style-name="fr1" draw:name="Object15" text:anchor-type="as-char" svg:y="-0.1484in" svg:width="1.298in" svg:height="0.1902in" draw:z-index="14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22"><draw:frame draw:style-name="fr1" draw:name="Object16" text:anchor-type="as-char" svg:y="-0.1484in" svg:width="1.3008in" svg:height="0.190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21">Predicates</text:p>
      <text:list xml:id="list17875464329418467" text:style-name="L3">
        <text:list-item>
          <text:p text:style-name="P20"><text:span text:style-name="T22"><draw:frame draw:style-name="fr1" draw:name="Object13" text:anchor-type="as-char" svg:y="-0.1484in" svg:width="2.3689in" svg:height="0.1902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  <text:list-item>
          <text:p text:style-name="P20"><draw:frame draw:style-name="fr1" draw:name="Object14" text:anchor-type="as-char" svg:y="-0.1484in" svg:width="2.3957in" svg:height="0.190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</text:list>
      <text:p text:style-name="P23"/>
      <text:h text:style-name="Heading_20_1" text:outline-level="1">Examples</text:h>
      <text:p text:style-name="P24">For the domain D = { 1, 2, 4, 8, 16 <text:span text:style-name="T23">}… </text:span></text:p>
      <text:p text:style-name="P25">e.<text:span text:style-name="T3"> </text:span><text:span text:style-name="T5">P(n) </text:span><text:span text:style-name="T24">is the predicate, “n &gt; 8”. </text:span></text:p>
      <text:p text:style-name="P25"><text:span text:style-name="T24"><text:tab/>What is the negation?<text:tab/></text:span><text:span text:style-name="T24"><draw:frame draw:style-name="fr1" draw:name="Object17" text:anchor-type="as-char" svg:y="-0.1484in" svg:width="1.0228in" svg:height="0.1902in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5"><text:tab/><text:span text:style-name="T25">This negation is true for which elements of the domain?<text:tab/><text:tab/>1, 2, 4, 8</text:span></text:p>
      <text:p text:style-name="P25"/>
      <text:p text:style-name="P26">f.<text:span text:style-name="T3"> </text:span><text:span text:style-name="T4">Q(n) </text:span><text:span text:style-name="T26">is the predicate, “n is even”.</text:span></text:p>
      <text:p text:style-name="P26"><text:tab/><text:span text:style-name="T27">What is the negation?<text:tab/><text:tab/>“n is odd”</text:span></text:p>
      <text:p text:style-name="P27"><text:tab/><text:span text:style-name="T25">This negation is true for which elements of the domain?<text:tab/>N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0972in" fo:margin-bottom="0.0835in" loext:contextual-spacing="false" fo:text-align="end" style:justify-single-word="false" style:page-number="auto" style:writing-mode="page"/>
      <style:text-properties style:font-name="Liberation Mono1" fo:font-family="'Liberation Mono'" style:font-style-name="Regular" style:font-family-generic="modern" style:font-pitch="fixed" fo:font-size="8pt" fo:font-style="italic" fo:font-weight="normal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style:font-name="Liberation Sans Narrow" fo:font-family="'Liberation Sans Narrow'" style:font-style-name="Bold" style:font-family-generic="swiss" style:font-pitch="variable" fo:font-size="14pt" style:text-underline-style="solid" style:text-underline-width="auto" style:text-underline-color="font-color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style:font-name="Liberation Sans Narrow" fo:font-family="'Liberation Sans Narrow'" style:font-style-name="Bold" style:font-family-generic="swiss" style:font-pitch="variable" fo:font-size="95%" fo:font-weight="bold" style:font-size-asian="115%" style:font-weight-asian="bold" style:font-size-complex="11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55fe" officeooo:paragraph-rsid="000c55fe"/>
    </style:style>
    <style:style style:name="MP2" style:family="paragraph" style:parent-style-name="Header">
      <style:text-properties officeooo:rsid="000fdf3d" officeooo:paragraph-rsid="000fdf3d"/>
    </style:style>
    <style:style style:name="MT1" style:family="text">
      <style:text-properties officeooo:rsid="000f3f6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cture Notes 1.4</text:span><text:tab/><text:tab/>Page <text:page-number text:select-page="current">2</text:page-number> of <text:page-count>3</text:page-count></text:p>
        <text:p text:style-name="MP2">CS 210<text:tab/>Spring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7:13.120000000</meta:creation-date>
    <dc:title>Assignment_Document</dc:title>
    <meta:editing-duration>PT2H10M59S</meta:editing-duration>
    <meta:editing-cycles>196</meta:editing-cycles>
    <meta:generator>LibreOffice/5.2.0.4$Windows_x86 LibreOffice_project/066b007f5ebcc236395c7d282ba488bca6720265</meta:generator>
    <dc:date>2017-01-24T11:31:17.850000000</dc:date>
    <meta:document-statistic meta:table-count="1" meta:image-count="0" meta:object-count="17" meta:page-count="3" meta:paragraph-count="49" meta:word-count="550" meta:character-count="3255" meta:non-whitespace-character-count="2727"/>
    <meta:template xlink:type="simple" xlink:actuate="onRequest" xlink:title="Assignment_Document" xlink:href="../../../../../Apps/LibreOfficePortable/Data/settings/user/template/Assignment_Document.ott" meta:date="2017-01-17T14:07:12.931000000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text> is </mtext>
      <mrow>
        <mi>d</mi>
        <mo stretchy="false">&gt;</mo>
        <mn>0</mn>
      </mrow>
    </mrow>
    <annotation encoding="StarMath 5.0">P( x ) " is " d &gt; 0</annotation>
  </semantics>
</math>
</file>

<file path=Object 10/content.xml><?xml version="1.0" encoding="utf-8"?>
<math xmlns="http://www.w3.org/1998/Math/MathML" display="block">
  <semantics>
    <mrow>
      <mo stretchy="false">∃</mo>
      <mrow>
        <mi>d</mi>
        <mo stretchy="false">∈</mo>
        <mi>D</mi>
      </mrow>
      <mi>,</mi>
      <mi>R</mi>
      <mrow>
        <mo fence="true" stretchy="false">(</mo>
        <mrow>
          <mi>x</mi>
        </mrow>
        <mo fence="true" stretchy="false">)</mo>
      </mrow>
    </mrow>
    <annotation encoding="StarMath 5.0">exists d in D, R( x )</annotation>
  </semantics>
</math>
</file>

<file path=Object 11/content.xml><?xml version="1.0" encoding="utf-8"?>
<math xmlns="http://www.w3.org/1998/Math/MathML" display="block">
  <semantics>
    <mrow>
      <mo stretchy="false">¬</mo>
      <mrow>
        <mo fence="true" stretchy="false">(</mo>
        <mrow>
          <mrow>
            <mo stretchy="false">∃</mo>
            <mrow>
              <mi>d</mi>
              <mo stretchy="false">∈</mo>
              <mi>D</mi>
            </mrow>
            <mi>,</mi>
            <mi>S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neg( exists d in D, S( x ) )</annotation>
  </semantics>
</math>
</file>

<file path=Object 12/content.xml><?xml version="1.0" encoding="utf-8"?>
<math xmlns="http://www.w3.org/1998/Math/MathML" display="block">
  <semantics>
    <mrow>
      <mrow>
        <mrow/>
        <mo stretchy="false">=</mo>
        <mo stretchy="false">∀</mo>
      </mrow>
      <mrow>
        <mi>d</mi>
        <mo stretchy="false">∈</mo>
        <mi>D</mi>
      </mrow>
      <mi>,</mi>
      <mi>d</mi>
      <mtext> is positive </mtext>
    </mrow>
    <annotation encoding="StarMath 5.0">{} = forall d in D, d " is positive "</annotation>
  </semantics>
</math>
</file>

<file path=Object 13/content.xml><?xml version="1.0" encoding="utf-8"?>
<math xmlns="http://www.w3.org/1998/Math/MathML" display="block">
  <semantics>
    <mrow>
      <mrow>
        <mrow>
          <mo stretchy="false">¬</mo>
          <mrow>
            <mo fence="true" stretchy="false">(</mo>
            <mrow>
              <mrow>
                <mo stretchy="false">∀</mo>
                <mrow>
                  <mi>x</mi>
                  <mo stretchy="false">∈</mo>
                  <mi>D</mi>
                </mrow>
                <mi>,</mi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o stretchy="false">≡</mo>
        <mo stretchy="false">∃</mo>
      </mrow>
      <mrow>
        <mi>x</mi>
        <mo stretchy="false">∈</mo>
        <mi>D</mi>
      </mrow>
      <mi>,</mi>
      <mrow>
        <mo stretchy="false">¬</mo>
        <mi>P</mi>
      </mrow>
      <mrow>
        <mo fence="true" stretchy="false">(</mo>
        <mrow>
          <mi>x</mi>
        </mrow>
        <mo fence="true" stretchy="false">)</mo>
      </mrow>
    </mrow>
    <annotation encoding="StarMath 5.0">neg ( forall x in D, P(x) ) equiv exists x in D, neg P( x )</annotation>
  </semantics>
</math>
</file>

<file path=Object 14/content.xml><?xml version="1.0" encoding="utf-8"?>
<math xmlns="http://www.w3.org/1998/Math/MathML" display="block">
  <semantics>
    <mrow>
      <mrow>
        <mrow>
          <mo stretchy="false">¬</mo>
          <mrow>
            <mo fence="true" stretchy="false">(</mo>
            <mrow>
              <mrow>
                <mo stretchy="false">∃</mo>
                <mrow>
                  <mi>x</mi>
                  <mo stretchy="false">∈</mo>
                  <mi>D</mi>
                </mrow>
                <mi>,</mi>
                <mi>Q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o stretchy="false">≡</mo>
        <mo stretchy="false">∀</mo>
      </mrow>
      <mrow>
        <mi>x</mi>
        <mo stretchy="false">∈</mo>
        <mi>D</mi>
      </mrow>
      <mi>,</mi>
      <mrow>
        <mo stretchy="false">¬</mo>
        <mi>Q</mi>
      </mrow>
      <mrow>
        <mo fence="true" stretchy="false">(</mo>
        <mrow>
          <mi>x</mi>
        </mrow>
        <mo fence="true" stretchy="false">)</mo>
      </mrow>
    </mrow>
    <annotation encoding="StarMath 5.0">neg ( exists x in D, Q(x) ) equiv forall x in D, neg Q( x )</annotation>
  </semantics>
</math>
</file>

<file path=Object 15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</mrow>
      <mo stretchy="false">≡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 p or q ) equiv neg p and neg q</annotation>
  </semantics>
</math>
</file>

<file path=Object 16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</mrow>
      <mo stretchy="false">≡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 p and q ) equiv neg p or neg q</annotation>
  </semantics>
</math>
</file>

<file path=Object 17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n</mi>
              <mo stretchy="false">&gt;</mo>
              <mn>8</mn>
            </mrow>
          </mrow>
          <mo fence="true" stretchy="false">)</mo>
        </mrow>
      </mrow>
      <mo stretchy="false">≡</mo>
      <mi>n</mi>
      <mo stretchy="false">≤</mo>
      <mn>8</mn>
    </mrow>
    <annotation encoding="StarMath 5.0">neg (  n &gt; 8 ) equiv n &lt;= 8</annotation>
  </semantics>
</math>
</file>

<file path=Object 2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  <mtext> is </mtext>
      <mrow>
        <mi>d</mi>
        <mo stretchy="false">&lt;</mo>
        <mn>2</mn>
      </mrow>
    </mrow>
    <annotation encoding="StarMath 5.0">Q( x )  " is "  d &lt; 2</annotation>
  </semantics>
</math>
</file>

<file path=Object 3/content.xml><?xml version="1.0" encoding="utf-8"?>
<math xmlns="http://www.w3.org/1998/Math/MathML" display="block">
  <semantics>
    <mrow>
      <mi>R</mi>
      <mrow>
        <mo fence="true" stretchy="false">(</mo>
        <mrow>
          <mi>x</mi>
        </mrow>
        <mo fence="true" stretchy="false">)</mo>
      </mrow>
      <mtext> is </mtext>
      <mi>d</mi>
      <mtext> is even</mtext>
    </mrow>
    <annotation encoding="StarMath 5.0">R( x )  " is "  d " is even"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i>x</mi>
        </mrow>
        <mo fence="true" stretchy="false">)</mo>
      </mrow>
      <mtext> is </mtext>
      <mi>d</mi>
      <mtext> is negative</mtext>
    </mrow>
    <annotation encoding="StarMath 5.0">S( x )  " is "  d " is negative"</annotation>
  </semantics>
</math>
</file>

<file path=Object 5/content.xml><?xml version="1.0" encoding="utf-8"?>
<math xmlns="http://www.w3.org/1998/Math/MathML" display="block">
  <semantics>
    <mrow>
      <mi>d</mi>
      <mo stretchy="false">∈</mo>
      <mi>D</mi>
    </mrow>
    <annotation encoding="StarMath 5.0">d in D</annotation>
  </semantics>
</math>
</file>

<file path=Object 6/content.xml><?xml version="1.0" encoding="utf-8"?>
<math xmlns="http://www.w3.org/1998/Math/MathML" display="block">
  <semantics>
    <mrow>
      <mi>d</mi>
      <mo stretchy="false">∈</mo>
      <mi>D</mi>
    </mrow>
    <annotation encoding="StarMath 5.0">d in D</annotation>
  </semantics>
</math>
</file>

<file path=Object 7/content.xml><?xml version="1.0" encoding="utf-8"?>
<math xmlns="http://www.w3.org/1998/Math/MathML" display="block">
  <semantics>
    <mrow>
      <mi>d</mi>
      <mo stretchy="false">∈</mo>
      <mi>D</mi>
    </mrow>
    <annotation encoding="StarMath 5.0">d in D</annotation>
  </semantics>
</math>
</file>

<file path=Object 8/content.xml><?xml version="1.0" encoding="utf-8"?>
<math xmlns="http://www.w3.org/1998/Math/MathML" display="block">
  <semantics>
    <mrow>
      <mo stretchy="false">∀</mo>
      <mrow>
        <mi>d</mi>
        <mo stretchy="false">∈</mo>
        <mi>D</mi>
      </mrow>
      <mi>,</mi>
      <mi>P</mi>
      <mrow>
        <mo fence="true" stretchy="false">(</mo>
        <mrow>
          <mi>x</mi>
        </mrow>
        <mo fence="true" stretchy="false">)</mo>
      </mrow>
    </mrow>
    <annotation encoding="StarMath 5.0">forall d in D, P( x )</annotation>
  </semantics>
</math>
</file>

<file path=Object 9/content.xml><?xml version="1.0" encoding="utf-8"?>
<math xmlns="http://www.w3.org/1998/Math/MathML" display="block">
  <semantics>
    <mrow>
      <mo stretchy="false">∃</mo>
      <mrow>
        <mi>d</mi>
        <mo stretchy="false">∈</mo>
        <mi>D</mi>
      </mrow>
      <mi>,</mi>
      <mi>Q</mi>
      <mrow>
        <mo fence="true" stretchy="false">(</mo>
        <mrow>
          <mi>x</mi>
        </mrow>
        <mo fence="true" stretchy="false">)</mo>
      </mrow>
    </mrow>
    <annotation encoding="StarMath 5.0">exists d in D, Q( x )</annotation>
  </semantics>
</math>
</file>